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Light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1.0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0.8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5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5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13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0.25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1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Ubuntu1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1.5cm" svg:x="5.55cm" svg:y="0.1cm">
          <draw:text-box>
            <text:p text:style-name="P1"><text:span text:style-name="T1">Cofondateurs</text:span></text:p>
          </draw:text-box>
        </draw:frame>
        <draw:frame draw:style-name="gr2" draw:text-style-name="P3" draw:layer="layout" svg:width="7.5cm" svg:height="1.5cm" svg:x="5.45cm" svg:y="6.4cm">
          <draw:text-box>
            <text:p text:style-name="P1"><text:span text:style-name="T2">Salariés en CDI</text:span></text:p>
          </draw:text-box>
        </draw:frame>
        <draw:frame draw:style-name="gr2" draw:text-style-name="P3" draw:layer="layout" svg:width="7.5cm" svg:height="1.5cm" svg:x="24.85cm" svg:y="0.1cm">
          <draw:text-box>
            <text:p text:style-name="P1"><text:span text:style-name="T2">Stagiaires / Alternants</text:span></text:p>
          </draw:text-box>
        </draw:frame>
        <draw:frame draw:style-name="gr3" draw:text-style-name="P3" draw:layer="layout" svg:width="8.5cm" svg:height="1.8cm" svg:x="9.8cm" svg:y="2.8cm">
          <draw:text-box>
            <text:p text:style-name="P1"><text:span text:style-name="T2">Bertrand HELLION</text:span></text:p>
            <text:p text:style-name="P1"><text:span text:style-name="T2">Directeur technique</text:span></text:p>
          </draw:text-box>
        </draw:frame>
        <draw:frame draw:style-name="gr3" draw:text-style-name="P3" draw:layer="layout" svg:width="8.5cm" svg:height="1.8cm" svg:x="0.1cm" svg:y="2.8cm">
          <draw:text-box>
            <text:p text:style-name="P1"><text:span text:style-name="T2">Arnaud GUILLAUME</text:span></text:p>
            <text:p text:style-name="P1"><text:span text:style-name="T2">Directeur général</text:span></text:p>
          </draw:text-box>
        </draw:frame>
        <draw:frame draw:style-name="gr4" draw:text-style-name="P3" draw:layer="layout" svg:width="8.5cm" svg:height="1.8cm" svg:x="0.1cm" svg:y="9.1cm">
          <draw:text-box>
            <text:p text:style-name="P1"><text:span text:style-name="T2">Jade ABERBOUR</text:span></text:p>
            <text:p text:style-name="P1"><text:span text:style-name="T2">Développeur</text:span></text:p>
          </draw:text-box>
        </draw:frame>
        <draw:frame draw:style-name="gr5" draw:text-style-name="P3" draw:layer="layout" svg:width="8.5cm" svg:height="1.8cm" svg:x="9.8cm" svg:y="9.1cm">
          <draw:text-box>
            <text:p text:style-name="P1"><text:span text:style-name="T2">Valentin MEREAU</text:span></text:p>
            <text:p text:style-name="P1"><text:span text:style-name="T2">Développeur</text:span></text:p>
          </draw:text-box>
        </draw:frame>
        <draw:frame draw:style-name="gr6" draw:text-style-name="P3" draw:layer="layout" svg:width="8.5cm" svg:height="2.6cm" svg:x="19.5cm" svg:y="2.8cm">
          <draw:text-box>
            <text:p text:style-name="P1"><text:span text:style-name="T2">Naji Abi Mrad</text:span></text:p>
            <text:p text:style-name="P1"><text:span text:style-name="T2">Chargé d’affaires / Conseiller en financement</text:span></text:p>
          </draw:text-box>
        </draw:frame>
        <draw:frame draw:style-name="gr7" draw:text-style-name="P3" draw:layer="layout" svg:width="8.5cm" svg:height="1.8cm" svg:x="29.2cm" svg:y="2.8cm">
          <draw:text-box>
            <text:p text:style-name="P1"><text:span text:style-name="T2">Julien GIRAUD</text:span></text:p>
            <text:p text:style-name="P1"><text:span text:style-name="T2">Développeur</text:span></text:p>
          </draw:text-box>
        </draw:frame>
        <draw:frame draw:style-name="gr7" draw:text-style-name="P3" draw:layer="layout" svg:width="8.5cm" svg:height="2.6cm" svg:x="19.5cm" svg:y="6.4cm">
          <draw:text-box>
            <text:p text:style-name="P1"><text:span text:style-name="T2">Thibault Larose</text:span></text:p>
            <text:p text:style-name="P1"><text:span text:style-name="T2">Chargé d’affaires / Conseiller en financement</text:span></text:p>
          </draw:text-box>
        </draw:frame>
        <draw:line draw:style-name="gr8" draw:text-style-name="P4" draw:layer="layout" svg:x1="5.7cm" svg:y1="2.2cm" svg:x2="12.7cm" svg:y2="2.2cm">
          <text:p/>
        </draw:line>
        <draw:line draw:style-name="gr8" draw:text-style-name="P4" draw:layer="layout" svg:x1="5.7cm" svg:y1="8.5cm" svg:x2="12.7cm" svg:y2="8.5cm">
          <text:p/>
        </draw:line>
        <draw:line draw:style-name="gr8" draw:text-style-name="P4" draw:layer="layout" svg:x1="25.1cm" svg:y1="2.2cm" svg:x2="32.1cm" svg:y2="2.2cm">
          <text:p/>
        </draw:line>
        <draw:frame draw:style-name="gr7" draw:text-style-name="P3" draw:layer="layout" svg:width="8.5cm" svg:height="1.8cm" svg:x="29.2cm" svg:y="5.8cm">
          <draw:text-box>
            <text:p text:style-name="P1"><text:span text:style-name="T2">Iskander Ferchiou*</text:span><text:span text:style-name="T2"><text:line-break/></text:span><text:span text:style-name="T2">Développeur</text:span></text:p>
          </draw:text-box>
        </draw:frame>
        <draw:frame draw:style-name="gr7" draw:text-style-name="P3" draw:layer="layout" svg:width="8.5cm" svg:height="1.8cm" svg:x="29.2cm" svg:y="8.6cm">
          <draw:text-box>
            <text:p text:style-name="P1"><text:span text:style-name="T2">Julie Prunaret*</text:span></text:p>
            <text:p text:style-name="P1"><text:span text:style-name="T2">Développeur / Design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Ligh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7.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0T17:28:00.798037742</meta:creation-date>
    <dc:date>2022-07-18T17:44:38.266263379</dc:date>
    <meta:editing-duration>PT18M35S</meta:editing-duration>
    <meta:editing-cycles>6</meta:editing-cycles>
    <meta:generator>LibreOffice/7.3.4.2$Linux_X86_64 LibreOffice_project/30$Build-2</meta:generator>
    <meta:document-statistic meta:object-count="15"/>
  </office:meta>
</office:document-meta>
</file>